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-CLASSES</text:p>
      <text:p text:style-name="P1"/>
      <text:p text:style-name="P1"><text:tab/>a:link{ ... }</text:p>
      <text:p text:style-name="P1"><text:tab/><text:tab/>a:visited { ... }</text:p>
      <text:p text:style-name="P1"><text:tab/><text:tab/><text:tab/>a:hover { ... }</text:p>
      <text:p text:style-name="P1"><text:tab/><text:tab/><text:tab/><text:tab/>a:active { ... }</text:p>
      <text:p text:style-name="P1">LIST-STYLE</text:p>
      <text:p text:style-name="P1"/>
      <text:p text:style-name="P1"/>
      <text:p text:style-name="P1"><text:tab/>list-style-type</text:p>
      <text:p text:style-name="P1"><text:tab/>list-style-position</text:p>
      <text:p text:style-name="P1"><text:tab/>list-style-image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3S</meta:editing-duration>
    <meta:editing-cycles>4</meta:editing-cycles>
    <meta:generator>OpenOffice/4.1.13$Win32 OpenOffice.org_project/4113m1$Build-9810</meta:generator>
    <dc:date>2022-12-15T21:42:32.34</dc:date>
    <dc:creator>Heitor Ferreira</dc:creator>
    <meta:document-statistic meta:table-count="0" meta:image-count="0" meta:object-count="0" meta:page-count="1" meta:paragraph-count="11" meta:word-count="20" meta:character-count="150"/>
    <meta:user-defined meta:name="Info 1"/>
    <meta:user-defined meta:name="Info 2"/>
    <meta:user-defined meta:name="Info 3"/>
    <meta:user-defined meta:name="Info 4"/>
  </office:meta>
</office:document-meta>
</file>